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5f83a" officeooo:paragraph-rsid="0015f83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5f83a" officeooo:paragraph-rsid="0015f83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7b5a2" officeooo:paragraph-rsid="0017b5a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3">Safetran</text:p>
            <text:p text:style-name="P6">Mechanical</text:p>
            <text:p text:style-name="P2">safetran-mechanical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5-10T11:36:20.722778948</dc:date>
    <meta:editing-duration>PT17M30S</meta:editing-duration>
    <meta:editing-cycles>5</meta:editing-cycles>
    <meta:generator>LibreOffice/7.1.2.2$Linux_X86_64 LibreOffice_project/10$Build-2</meta:generator>
    <meta:print-date>2021-05-10T11:36:16.864398186</meta:print-date>
    <meta:document-statistic meta:table-count="0" meta:image-count="0" meta:object-count="0" meta:page-count="1" meta:paragraph-count="90" meta:word-count="90" meta:character-count="1230" meta:non-whitespace-character-count="1230"/>
  </office:meta>
</office:document-meta>
</file>